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normal" officeooo:rsid="000d72cc" officeooo:paragraph-rsid="000d72cc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6pt" fo:font-weight="bold" officeooo:rsid="000bc00f" officeooo:paragraph-rsid="000bc00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4pt" fo:font-weight="normal" officeooo:rsid="000bc00f" officeooo:paragraph-rsid="000d72c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normal" officeooo:rsid="003385ea" officeooo:paragraph-rsid="003385ea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iberation Sans" fo:font-size="14pt" fo:font-weight="normal" officeooo:rsid="0036dc6e" officeooo:paragraph-rsid="0036dc6e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normal" officeooo:rsid="00381d5d" officeooo:paragraph-rsid="00381d5d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3fb2ef" officeooo:paragraph-rsid="003fb2e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color="#ff4000" loext:opacity="100%" style:font-name="Liberation Sans" fo:font-size="14pt" fo:font-weight="bold" officeooo:rsid="003d33ea" officeooo:paragraph-rsid="003d33ea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85ea"/>
    </style:style>
    <style:style style:name="T3" style:family="text">
      <style:text-properties officeooo:rsid="00398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Vergaderingen</text:span>:</text:p>
      <text:p text:style-name="P1"><text:span text:style-name="T1"/></text:p>
      <text:p text:style-name="P4">Reader moet vooral geleerd worden, gesprekstechnieken</text:p>
      <text:p text:style-name="P3"/>
      <text:p text:style-name="P8">LEREN:</text:p>
      <text:p text:style-name="P5">Reader gesprekstechnieken v 2022</text:p>
      <text:p text:style-name="P5">Reader besluitvorming v 2024</text:p>
      <text:p text:style-name="P7">Reader Projectmanagement H1, H2, H3, H4.1, 4.2 en 4.3, H6 en dat is bijlage 2 van de reader.</text:p>
      <text:p text:style-name="P7">De reader Metrieken 2024-2025.</text:p>
      <text:p text:style-name="P6">De vergaderen en besluitvorming PP <text:span text:style-name="T3">van 2024-2025.</text:span>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09-30T14:11:08.401696483</dc:date>
    <meta:editing-duration>PT1H13M54S</meta:editing-duration>
    <meta:editing-cycles>33</meta:editing-cycles>
    <meta:document-statistic meta:table-count="0" meta:image-count="0" meta:object-count="0" meta:page-count="1" meta:paragraph-count="8" meta:word-count="45" meta:character-count="304" meta:non-whitespace-character-count="267"/>
  </office:meta>
</office:document-meta>
</file>